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dfc" officeooo:paragraph-rsid="0001edfc"/>
    </style:style>
    <style:style style:name="P2" style:family="paragraph" style:parent-style-name="Standard">
      <style:text-properties officeooo:rsid="000267b3" officeooo:paragraph-rsid="0001edfc"/>
    </style:style>
    <style:style style:name="P3" style:family="paragraph" style:parent-style-name="Standard">
      <style:text-properties officeooo:rsid="0004612d" officeooo:paragraph-rsid="0004612d"/>
    </style:style>
    <style:style style:name="P4" style:family="paragraph" style:parent-style-name="Standard">
      <style:text-properties officeooo:rsid="00065f73" officeooo:paragraph-rsid="00065f73"/>
    </style:style>
    <style:style style:name="P5" style:family="paragraph" style:parent-style-name="Standard">
      <style:text-properties officeooo:rsid="0009ad6c" officeooo:paragraph-rsid="0004612d"/>
    </style:style>
    <style:style style:name="P6" style:family="paragraph" style:parent-style-name="Standard">
      <style:text-properties officeooo:rsid="0009ad6c" officeooo:paragraph-rsid="0009ad6c"/>
    </style:style>
    <style:style style:name="P7" style:family="paragraph" style:parent-style-name="Standard">
      <style:text-properties officeooo:rsid="0009d62e" officeooo:paragraph-rsid="0009d62e"/>
    </style:style>
    <style:style style:name="P8" style:family="paragraph" style:parent-style-name="Standard">
      <style:text-properties officeooo:rsid="0001edfc" officeooo:paragraph-rsid="0001edfc"/>
    </style:style>
    <style:style style:name="P9" style:family="paragraph" style:parent-style-name="Standard">
      <style:text-properties officeooo:rsid="000b15ea" officeooo:paragraph-rsid="000b15ea"/>
    </style:style>
    <style:style style:name="P10" style:family="paragraph" style:parent-style-name="Standard">
      <style:text-properties officeooo:rsid="0009d62e" officeooo:paragraph-rsid="0009d62e"/>
    </style:style>
    <style:style style:name="P11" style:family="paragraph" style:parent-style-name="Standard">
      <style:text-properties officeooo:rsid="0002f654" officeooo:paragraph-rsid="0002f654"/>
    </style:style>
    <style:style style:name="P12" style:family="paragraph" style:parent-style-name="Standard">
      <style:text-properties officeooo:rsid="0004612d" officeooo:paragraph-rsid="0004612d"/>
    </style:style>
    <style:style style:name="P13" style:family="paragraph" style:parent-style-name="Standard">
      <style:text-properties officeooo:rsid="00065f73" officeooo:paragraph-rsid="0001edfc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65f73" officeooo:paragraph-rsid="0001edfc" style:text-blinking="false" fo:background-color="transparent"/>
    </style:style>
    <style:style style:name="P1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/>
    </style:style>
    <style:style style:name="P17" style:family="paragraph" style:parent-style-name="Text_20_body">
      <style:paragraph-properties fo:margin-top="0cm" fo:margin-bottom="0cm" style:contextual-spacing="false" fo:line-height="138%" style:writing-mode="lr-tb"/>
    </style:style>
    <style:style style:name="P18" style:family="paragraph" style:parent-style-name="Text_20_body">
      <style:paragraph-properties fo:line-height="120%" style:writing-mode="lr-tb"/>
    </style:style>
    <style:style style:name="T1" style:family="text">
      <style:text-properties officeooo:rsid="00065f73"/>
    </style:style>
    <style:style style:name="T2" style:family="text">
      <style:text-properties officeooo:rsid="0007d787"/>
    </style:style>
    <style:style style:name="T3" style:family="text">
      <style:text-properties officeooo:rsid="0009d62e"/>
    </style:style>
    <style:style style:name="T4" style:family="text">
      <style:text-properties officeooo:rsid="000b15ea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docs-internal-guid-c6d7a9d6-c6db-3ff5-afea-d85ea154dec2"/>EDGE DETECTION</text:p>
      <text:p text:style-name="P16"><text:span text:style-name="T5">Lx=</text:span><text:span text:style-name="T6"> </text:span><text:span text:style-name="T5">-1/2 0 1/2</text:span></text:p>
      <text:p text:style-name="P15">1/2</text:p>
      <text:p text:style-name="P16"><text:span text:style-name="T5">Ly=</text:span><text:span text:style-name="T6"> </text:span><text:span text:style-name="T5">0</text:span></text:p>
      <text:p text:style-name="P15">-1/2</text:p>
      <text:p text:style-name="P15">Multiply with pixel value, use the formula:</text:p>
      <text:p text:style-name="P15">Use L=sqrt(Lx^2+Ly^2)</text:p>
      <text:p text:style-name="P15">L is the pixel value.</text:p>
      <text:p text:style-name="P18"/>
      <text:p text:style-name="P15">CANNY FILTER</text:p>
      <text:p text:style-name="P15">Also used for edge detection. Thinner edges.</text:p>
      <text:p text:style-name="P15">Colour --&gt; Grayscale --&gt;Gaussian filter --&gt; Sobel filter --&gt;Non-maximum suppression</text:p>
      <text:p text:style-name="P15">Calculate:</text:p>
      <text:p text:style-name="P15">Theta=tan-1(Gy/Gx) --&gt; round off to 0,45,90,135</text:p>
      <text:p text:style-name="P15">theta is the direction.Compare in neighbourhood of pixel based on the matrix given below.If pixel intensity is lower than the neighouring values, set pixel intensity to 0.</text:p>
      <text:p text:style-name="P15">135 90 45</text:p>
      <text:p text:style-name="P15">0 . 0</text:p>
      <text:p text:style-name="P15">45 90 135</text:p>
      <text:p text:style-name="P18"/>
      <text:p text:style-name="P15">MAGIC CANNY FILTER</text:p>
      <text:p text:style-name="P18"/>
      <text:p text:style-name="P15">opencv functions for filter</text:p>
      <text:p text:style-name="P18"/>
      <text:p text:style-name="P15">STACKS AND QUEUES</text:p>
      <text:p text:style-name="P15">Blob Detection</text:p>
      <text:p text:style-name="P15">1.DFS---&gt;Stack</text:p>
      <text:p text:style-name="P15">2.BFS---&gt;Queue</text:p>
      <text:p text:style-name="P18"/>
      <text:p text:style-name="P15">Note:</text:p>
      <text:p text:style-name="P15">#include&lt;bits/stdc++.h&gt; //includes everything</text:p>
      <text:p text:style-name="P18"/>
      <text:p text:style-name="P15">To read:</text:p>
      <text:p text:style-name="P15">generic sorting using func pointer</text:p>
      <text:p text:style-name="P15">tresh_callback(int, void*)</text:p>
      <text:p text:style-name="P17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4:46:39.044758787</meta:creation-date>
    <dc:date>2016-12-04T04:17:10.378114594</dc:date>
    <meta:editing-duration>PT1H28M22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8" meta:word-count="120" meta:character-count="737" meta:non-whitespace-character-count="652"/>
  </office:meta>
</office:document-meta>
</file>